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New" svg:font-family="'Courier New'" style:font-family-generic="modern"/>
    <style:font-face style:name="Tahoma" svg:font-family="Tahoma" style:font-family-generic="swiss"/>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ing_20_1" style:master-page-name="Standard">
      <style:paragraph-properties fo:margin-top="0cm" fo:margin-bottom="0.106cm"/>
    </style:style>
    <style:style style:name="P2" style:family="paragraph" style:parent-style-name="Heading_20_1">
      <style:paragraph-properties fo:margin-top="0cm" fo:margin-bottom="0.106cm"/>
    </style:style>
    <style:style style:name="P3" style:family="paragraph" style:parent-style-name="Standard">
      <style:paragraph-properties fo:margin-top="0cm" fo:margin-bottom="0.106cm"/>
    </style:style>
    <style:style style:name="P4" style:family="paragraph" style:parent-style-name="Standard">
      <style:paragraph-properties fo:text-align="start" style:justify-single-word="false" fo:padding="0.049cm" fo:border="0.002cm solid #000000"/>
    </style:style>
    <style:style style:name="P5" style:family="paragraph" style:parent-style-name="Standard">
      <style:paragraph-properties fo:text-align="start" style:justify-single-word="false" fo:background-color="transparent" fo:padding="0.049cm" fo:border="0.002cm solid #000000">
        <style:background-image/>
      </style:paragraph-properties>
    </style:style>
    <style:style style:name="P6" style:family="paragraph" style:parent-style-name="Standard">
      <style:paragraph-properties fo:text-align="start" style:justify-single-word="false" fo:background-color="transparent" fo:padding="0.049cm" fo:border="0.002cm solid #000000">
        <style:background-image/>
      </style:paragraph-properties>
      <style:text-properties style:text-underline-style="none"/>
    </style:style>
    <style:style style:name="P7" style:family="paragraph" style:parent-style-name="Standard">
      <style:paragraph-properties fo:text-align="end" style:justify-single-word="false"/>
    </style:style>
    <style:style style:name="P8" style:family="paragraph" style:parent-style-name="Heading_20_1">
      <style:paragraph-properties fo:break-before="page"/>
    </style:style>
    <style:style style:name="P9" style:family="paragraph" style:parent-style-name="Standard" style:list-style-name="L1"/>
    <style:style style:name="P10" style:family="paragraph" style:parent-style-name="Standard">
      <style:paragraph-properties style:text-autospace="none"/>
      <style:text-properties style:font-name="Tahoma" fo:font-size="8.5pt" style:font-name-asian="Tahoma" style:font-size-asian="8.5pt" style:font-name-complex="Tahoma" style:font-size-complex="8.5pt"/>
    </style:style>
    <style:style style:name="T1" style:family="text">
      <style:text-properties style:text-underline-style="none"/>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2"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WW8Num1">
        <text:list-item>
          <text:p text:style-name="P1">Manuel Utilisateur FTA</text:p>
        </text:list-item>
        <text:list-item>
          <text:p text:style-name="P2">-</text:p>
        </text:list-item>
        <text:list-item>
          <text:p text:style-name="P2">Qualite</text:p>
        </text:list-item>
      </text:list>
      <text:p text:style-name="P3"/>
      <text:p text:style-name="Standard"/>
      <text:p text:style-name="P4"/>
      <text:p text:style-name="P4">Validée par :</text:p>
      <text:p text:style-name="P4">Temps de la réalisation :</text:p>
      <text:p text:style-name="P5">Chemin d'accès de la Diffusion PDF:</text:p>
      <text:p text:style-name="P5">Type de Procédure: _<text:span text:style-name="T1">MANUEL_ ou _PTI_</text:span></text:p>
      <text:p text:style-name="P6"/>
      <text:p text:style-name="P7"/>
      <text:list text:style-name="WW8Num1" text:continue-numbering="true">
        <text:list-item>
          <text:p text:style-name="Heading_20_1">Présentation</text:p>
        </text:list-item>
      </text:list>
      <text:p text:style-name="Standard"/>
      <text:p text:style-name="Standard"/>
      <text:list text:style-name="WW8Num1" text:continue-numbering="true">
        <text:list-item>
          <text:p text:style-name="P8">Manipulation des Dossiers Techniques</text:p>
        </text:list-item>
      </text:list>
      <text:p text:style-name="Standard"/>
      <text:list text:style-name="WW8Num1" text:continue-numbering="true">
        <text:list-item>
          <text:p text:style-name="Heading_20_2">Mise à jour d'une FTA</text:p>
        </text:list-item>
      </text:list>
      <text:p text:style-name="Standard"/>
      <text:p text:style-name="Standard"><text:tab/> La mise à jour d'une FTA permet essentiellement de modifier la durée de vie technique, ou de modifier les informations de liste d'ingrédients sur les étiquettes. </text:p>
      <text:p text:style-name="Standard"/>
      <text:p text:style-name="Standard"><text:tab/>Le processus suivant est le service informatique. Celui-ci assure la synchronisation des données avec l'ensemble du système d'information.</text:p>
      <text:p text:style-name="Standard"/>
      <text:list text:style-name="WW8Num1" text:continue-numbering="true">
        <text:list-item>
          <text:p text:style-name="Heading_20_2">Archiver une FTA</text:p>
        </text:list-item>
      </text:list>
      <text:p text:style-name="Standard"/>
      <text:p text:style-name="Standard"><text:tab/>Utile pour écarter temporairement une fiche technqiue qui ne sera pas utilisé pendant une période prolongé et de ce fait qui risque de contenir des informations obsolète.</text:p>
      <text:p text:style-name="Standard"/>
      <text:p text:style-name="Standard"/>
      <text:list text:style-name="WW8Num1" text:continue-numbering="true">
        <text:list-item>
          <text:p text:style-name="Heading_20_2">Validation d'une FTA</text:p>
        </text:list-item>
      </text:list>
      <text:p text:style-name="Standard"/>
      <text:p text:style-name="Standard"><text:tab/>Permet de diffuser cette FTA à l'ensemble des utilisateurs ayant le droit de visualiser le module.</text:p>
      <text:p text:style-name="Standard"/>
      <text:list text:style-name="WW8Num1" text:continue-numbering="true">
        <text:list-item>
          <text:p text:style-name="Heading_20_1">Chapitres</text:p>
        </text:list-item>
      </text:list>
      <text:p text:style-name="Standard"/>
      <text:p text:style-name="Standard">Les Chapitres gérés par le service Qualité sont:</text:p>
      <text:p text:style-name="Standard"/>
      <text:list text:style-name="L1">
        <text:list-item>
          <text:p text:style-name="P9">Composition</text:p>
        </text:list-item>
        <text:list-item>
          <text:p text:style-name="P9">Etiquette</text:p>
        </text:list-item>
      </text:list>
      <text:p text:style-name="Standard"/>
      <text:p text:style-name="Standard">Le Service Qualité centralise, contrôle, puis valide les informations contenu dans ces chapitres.</text:p>
      <text:p text:style-name="Standard"/>
      <text:list text:style-name="WW8Num1" text:continue-numbering="true">
        <text:list-item>
          <text:p text:style-name="Heading_20_1">Comment remplir les informations de la FTA ?</text:p>
        </text:list-item>
      </text:list>
      <text:p text:style-name="Standard"/>
      <text:p text:style-name="Standard"/>
      <text:p text:style-name="Standard"><text:tab/>Cette section permet d'expliquer comment remplir les données de la FTA. Il est destiné à faciliter les formations de suppléance.</text:p>
      <text:p text:style-name="Standard"/>
      <text:list text:style-name="WW8Num1" text:continue-numbering="true">
        <text:list-item>
          <text:p text:style-name="Heading_20_2">Chapitre Composition</text:p>
        </text:list-item>
      </text:list>
      <text:p text:style-name="Standard"/>
      <text:list text:style-name="WW8Num1" text:continue-numbering="true">
        <text:list-item>
          <text:p text:style-name="Heading_20_3">Conseil de Réchauffage Validé</text:p>
        </text:list-item>
      </text:list>
      <text:p text:style-name="Standard"/>
      <text:p text:style-name="Standard"><text:tab/>Si cette information est vide, elle est pré-remplie par le Conseil de Réchauffage de développement saisie par la R&amp;D</text:p>
      <text:list text:style-name="WW8Num1" text:continue-numbering="true">
        <text:list-item>
          <text:p text:style-name="Heading_20_3">Chapitre Etiquette</text:p>
        </text:list-item>
      </text:list>
      <text:p text:style-name="Standard"/>
      <text:p text:style-name="Standard"><text:tab/>L'ensemble de ces informations sera utilisé par la suite lors de l'édition des étiquettes par la base Codesoft.</text:p>
      <text:p text:style-name="Standard"/>
      <text:p text:style-name="P10">Bonjour,</text:p>
      <text:p text:style-name="P10"/>
      <text:p text:style-name="P10">Je te communique enfin ce que tu nous a demandé concernant les données soit:</text:p>
      <text:p text:style-name="P10"/>
      <text:p text:style-name="P10">Pour pouvoir avoir la composition il nous faut:</text:p>
      <text:p text:style-name="P10"/>
      <text:p text:style-name="P10">La fiche recette validée avec les matières et fournisseurs référencées et à jour</text:p>
      <text:p text:style-name="P10">Afin d'établir l'étiquetage définitif il faut que toutes les fiches techniques matières soient intégrées dans la base et validée en plus de la recette.</text:p>
      <text:p text:style-name="P10"/>
      <text:p text:style-name="P10"/>
      <text:p text:style-name="P10">Pour la DLC technique: Dans le cas d'une nouvelle recette, dans le cas d'un process similaire, on se base sur la même durée de vie technique.</text:p>
      <text:p text:style-name="P10">Pour tout ça il faut idéalement que le transfert soit fait</text:p>
      <text:p text:style-name="P10"/>
      <text:p text:style-name="P10">Nomenclature douanière:définir qui la saisie (Qualité?) --&gt; nécessité d'avoir répartition de recette. --&gt; voir pour transfert de la donnée sur le chapitre composition de la qualité.</text:p>
      <text:p text:style-name="P10"/>
      <text:p text:style-name="P10">Voici les éléments d'infos de la qualité que tu peux rajouter dans ton manuel utilisateur FTA :</text:p>
      <text:p text:style-name="P10">le processus qualité renseigne les informations suivantes du chapitre Composition : liste des ingrédients* descriptif, durée de vie, origine des matières premières, conseils de réchauffage</text:p>
      <text:p text:style-name="P10"/>
      <text:p text:style-name="P10">* Pour les produits destinés au rayon traiteur, on précise en fin de liste les allergènes</text:p>
      <text:p text:style-name="P10"/>
      <text:p text:style-name="P10">Commentaires : La durée technique peut être plus longue que la durée de cie production, ceci est surtout vrai sur des produits MDD) cf QL 394C Protocole de détermination et de validation des DLC</text:p>
      <text:p text:style-name="P10"/>
      <text:p text:style-name="P10">Merci. </text:p>
      <text:p text:style-name="P10">Je reste à ta dispo</text:p>
      <text:p text:style-name="P10"/>
      <text:p text:style-name="P10">Christine</text:p>
      <text:p text:style-name="P10"/>
      <text:p text:style-name="P10"/>
      <text:list text:style-name="WW8Num1" text:continue-numbering="true">
        <text:list-item>
          <text:p text:style-name="Heading_20_2">Tableau des composants</text:p>
        </text:list-item>
      </text:list>
      <text:p text:style-name="Standard"/>
      <text:p text:style-name="Standard">Attention la colonne "Nombre d'élément contenu dans ce composant" indique combien il y a d'éléments dans le composant. Il ne faut croire qu'il s'agit du nombre de composant.</text:p>
      <text:p text:style-name="Standard"/>
      <text:p text:style-name="Standard"/>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New" svg:font-family="'Courier New'" style:font-family-generic="modern"/>
    <style:font-face style:name="Tahoma" svg:font-family="Tahoma" style:font-family-generic="swiss"/>
    <style:font-face style:name="Courier New1" svg:font-family="'Courier New'" style:font-adornments="Normal" style:font-family-generic="modern" style:font-pitch="fixed"/>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paragraph-properties>
      <style:text-properties style:use-window-font-color="true" style:font-name="Arial1" fo:font-size="10pt" fo:language="fr" fo:country="FR" style:font-name-asian="Times New Roman" style:font-size-asian="12pt" style:language-asian="none" style:country-asian="none"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list-style-name="WW8Num1" style:class="text">
      <style:paragraph-properties fo:margin-left="0cm" fo:margin-right="0cm" fo:margin-top="0.423cm" fo:margin-bottom="0.106cm" fo:text-align="center" style:justify-single-word="false" fo:text-indent="0cm" style:auto-text-indent="false" fo:padding-left="0.141cm" fo:padding-right="0.141cm" fo:padding-top="0.035cm" fo:padding-bottom="0.035cm" fo:border="0.002cm solid #000000" fo:keep-with-next="always"/>
      <style:text-properties fo:color="#0000ff" style:font-name="Courier New" fo:font-size="18pt" fo:font-weight="bold" style:letter-kerning="true" style:font-size-asian="20pt" style:font-weight-asian="bold"/>
    </style:style>
    <style:style style:name="Heading_20_2" style:display-name="Heading 2" style:family="paragraph" style:parent-style-name="Standard" style:next-style-name="Standard" style:list-style-name="WW8Num1"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02cm solid #000000" fo:keep-with-next="always"/>
      <style:text-properties fo:color="#0000ff" style:font-name="Courier New" fo:font-size="12pt" fo:font-style="italic" fo:font-weight="bold" style:font-size-asian="14pt" style:font-style-asian="italic" style:font-weight-asian="bold"/>
    </style:style>
    <style:style style:name="Heading_20_3" style:display-name="Heading 3" style:family="paragraph" style:parent-style-name="Standard" style:next-style-name="Standard" style:list-style-name="WW8Num1" style:class="text">
      <style:paragraph-properties fo:margin-left="0cm" fo:margin-right="0cm" fo:margin-top="0.423cm" fo:margin-bottom="0.106cm" fo:text-indent="0cm" style:auto-text-indent="false" fo:keep-with-next="always"/>
      <style:text-properties fo:color="#0000ff" style:font-name="Courier New" fo:font-size="10.5pt" fo:font-style="italic" style:text-underline-style="wave" style:text-underline-width="auto" style:text-underline-color="font-color" style:font-size-asian="12pt" style:font-style-asian="italic"/>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WW-Titre" style:family="paragraph" style:parent-style-name="Standard" style:next-style-name="Text_20_body">
      <style:paragraph-properties fo:margin-top="0.423cm" fo:margin-bottom="0.212cm" fo:keep-with-next="always"/>
      <style:text-properties style:font-name="Albany" fo:font-size="14pt" style:font-name-asian="HG Mincho Light J" style:font-size-asian="14pt"/>
    </style:style>
    <style:style style:name="code_20_source" style:display-name="code source" style:family="paragraph" style:parent-style-name="Heading_20_9" style:list-style-name="List_20_1" style:class="text">
      <style:paragraph-properties fo:margin-left="1cm" fo:margin-right="0cm" fo:text-align="start" style:justify-single-word="false" fo:text-indent="0cm" style:auto-text-indent="false" fo:background-color="#ccffff" fo:padding="0.049cm" fo:border="0.002cm solid #000000">
        <style:tab-stops/>
        <style:background-image/>
      </style:paragraph-properties>
      <style:text-properties style:font-name="Courier New1" fo:font-weight="normal"/>
    </style:style>
    <style:style style:name="ecran_5f_agrologic" style:display-name="ecran_agrologic" style:family="paragraph" style:parent-style-name="Standard" style:next-style-name="Standard" style:class="text">
      <style:paragraph-properties fo:text-align="center" style:justify-single-word="false"/>
      <style:text-properties style:font-name="Courier New1" fo:font-size="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Bullet_20_Symbols" text:bullet-char="">
        <style:list-level-properties text:space-before="0.002cm" text:min-label-width="0.497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6pt" style:font-size-asian="6pt" style:language-asian="fr" style:country-asian="FR" style:font-size-complex="6pt"/>
    </style:style>
    <style:style style:name="T1" style:family="text">
      <style:text-properties style:language-asian="fr" style:country-asian="FR"/>
    </style:style>
    <style:page-layout style:name="pm1">
      <style:page-layout-properties fo:page-width="20.999cm" fo:page-height="29.699cm" style:num-format="1" style:print-orientation="portrait" fo:margin-top="1.27cm" fo:margin-bottom="0.395cm" fo:margin-left="1.032cm" fo:margin-right="1.023cm" style:writing-mode="lr-tb" style:layout-grid-color="#c0c0c0" style:layout-grid-lines="44"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46cm" fo:margin-left="0cm" fo:margin-right="0cm" fo:margin-bottom="0.847cm" style:dynamic-spacing="true"/>
      </style:header-style>
      <style:footer-style>
        <style:header-footer-properties fo:min-height="2.591cm" fo:margin-left="0cm" fo:margin-right="0cm" fo:margin-top="2.092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Header">Pratiques de Techniques Informatiques</text:p>
        <text:p text:style-name="Header"/>
        <text:p text:style-name="Header"><text:span text:style-name="T1">Service Informatique<text:tab/>Page </text:span><text:span text:style-name="T1"><text:page-number text:select-page="current">2</text:page-number></text:span><text:span text:style-name="T1"><text:tab/></text:span><text:span text:style-name="T1"><text:date style:data-style-name="N30" text:date-value="2006-05-29T19:22:19.64">29/05/2006</text:date></text:span></text:p>
      </style:header>
      <style:footer>
        <text:p text:style-name="Footer"><text:span text:style-name="T1">Page </text:span><text:span text:style-name="T1"><text:page-number text:select-page="current">2</text:page-number></text:span><text:span text:style-name="T1"> sur </text:span><text:span text:style-name="T1"><text:page-count>3</text:page-count></text:span></text:p>
        <text:p text:style-name="P1"><text:file-name text:display="full">\\Avi1203\www\intranet.dev\fta\doc\manuel_fta_qualite.odt</text:file-nam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user agis</meta:initial-creator>
    <meta:creation-date>2006-04-07T17:05:50</meta:creation-date>
    <dc:creator>user agis</dc:creator>
    <dc:date>2006-05-29T19:22:19</dc:date>
    <meta:printed-by>user agis</meta:printed-by>
    <meta:print-date>2006-04-10T15:27:59</meta:print-date>
    <dc:language>fr-FR</dc:language>
    <meta:editing-cycles>12</meta:editing-cycles>
    <meta:editing-duration>PT2H27M8S</meta:editing-duration>
    <meta:user-defined meta:name="Info 1"/>
    <meta:user-defined meta:name="Info 2"/>
    <meta:user-defined meta:name="Info 3"/>
    <meta:user-defined meta:name="Info 4"/>
    <meta:document-statistic meta:table-count="0" meta:image-count="0" meta:object-count="0" meta:page-count="3" meta:paragraph-count="49" meta:word-count="481" meta:character-count="3077"/>
  </office:meta>
</office:document-meta>
</file>